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0">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f9cca" officeooo:paragraph-rsid="001b6bf7" style:font-size-asian="12pt" style:font-name-complex="Times New Roman1"/>
    </style:style>
    <style:style style:name="P2"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f9cca" officeooo:paragraph-rsid="001b6bf7" style:font-size-asian="12pt" style:font-name-complex="Times New Roman1"/>
    </style:style>
    <style:style style:name="P3"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8926c" officeooo:paragraph-rsid="001b6bf7" style:font-size-asian="12pt" style:font-name-complex="Times New Roman1"/>
    </style:style>
    <style:style style:name="P4"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a5119" officeooo:paragraph-rsid="001b6bf7" style:font-size-asian="12pt" style:font-name-complex="Times New Roman1"/>
    </style:style>
    <style:style style:name="P5" style:family="paragraph" style:parent-style-name="List_20_Paragraph" style:list-style-name="WWNum10">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6f6a8" officeooo:paragraph-rsid="0026f6a8" style:font-size-asian="12pt" style:font-name-complex="Times New Roman1"/>
    </style:style>
    <style:style style:name="P6"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style:text-underline-style="solid" style:text-underline-width="auto" style:text-underline-color="font-color" fo:font-weight="bold" officeooo:rsid="001f2955" officeooo:paragraph-rsid="001f2955" style:font-size-asian="12pt" style:font-weight-asian="bold" style:font-name-complex="Times New Roman1" style:font-weight-complex="bold"/>
    </style:style>
    <style:style style:name="P7" style:family="paragraph" style:parent-style-name="List_20_Paragraph" style:list-style-name="L1">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style:text-underline-style="solid" style:text-underline-width="auto" style:text-underline-color="font-color" fo:font-weight="bold" officeooo:rsid="001f2955" officeooo:paragraph-rsid="001f2955" style:font-size-asian="12pt" style:font-weight-asian="bold" style:font-name-complex="Times New Roman1" style:font-weight-complex="bold"/>
    </style:style>
    <style:style style:name="P8" style:family="paragraph" style:parent-style-name="List_20_Paragraph" style:list-style-name="L2">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style:text-underline-style="solid" style:text-underline-width="auto" style:text-underline-color="font-color" fo:font-weight="bold" officeooo:rsid="001f2955" officeooo:paragraph-rsid="001f2955" style:font-size-asian="12pt" style:font-weight-asian="bold" style:font-name-complex="Times New Roman1" style:font-weight-complex="bold"/>
    </style:style>
    <style:style style:name="P9" style:family="paragraph" style:parent-style-name="List_20_Paragraph" style:list-style-name="L3">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style:text-underline-style="solid" style:text-underline-width="auto" style:text-underline-color="font-color" fo:font-weight="bold" officeooo:rsid="001f2955" officeooo:paragraph-rsid="001f2955" style:font-size-asian="12pt" style:font-weight-asian="bold" style:font-name-complex="Times New Roman1" style:font-weight-complex="bold"/>
    </style:style>
    <style:style style:name="P10" style:family="paragraph" style:parent-style-name="List_20_Paragraph" style:list-style-name="WWNum9">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b6bf7" style:font-size-asian="12pt" style:font-name-complex="Times New Roman1"/>
    </style:style>
    <style:style style:name="P11"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b6bf7" style:font-size-asian="12pt" style:font-name-complex="Times New Roman1"/>
    </style:style>
    <style:style style:name="P12" style:family="paragraph" style:parent-style-name="List_20_Paragraph" style:list-style-name="WWNum10">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b6bf7" style:font-size-asian="12pt" style:font-name-complex="Times New Roman1"/>
    </style:style>
    <style:style style:name="P13" style:family="paragraph" style:parent-style-name="List_20_Paragraph">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b6bf7" style:font-size-asian="12pt" style:font-name-complex="Times New Roman1"/>
    </style:style>
    <style:style style:name="P14"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rsid="002e90f9" officeooo:paragraph-rsid="001b6bf7" style:font-size-asian="12pt" style:font-name-complex="Times New Roman1"/>
    </style:style>
    <style:style style:name="P15"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rsid="00453067" officeooo:paragraph-rsid="001b6bf7" style:font-size-asian="12pt" style:font-name-complex="Times New Roman1"/>
    </style:style>
    <style:style style:name="P16" style:family="paragraph" style:parent-style-name="List_20_Paragraph" style:list-style-name="L2">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style:text-underline-style="solid" style:text-underline-width="auto" style:text-underline-color="font-color" fo:font-weight="bold" officeooo:rsid="001f2955" officeooo:paragraph-rsid="002434d2" style:font-size-asian="12pt" style:font-weight-asian="bold" style:font-name-complex="Times New Roman1" style:font-weight-complex="bold"/>
    </style:style>
    <style:style style:name="P17" style:family="paragraph" style:parent-style-name="Standard_20__28_user_29_">
      <style:paragraph-properties fo:margin-top="0in" fo:margin-bottom="0in" loext:contextual-spacing="false" fo:line-height="115%" fo:text-align="center" style:justify-single-word="false"/>
      <style:text-properties style:font-name="Times New Roman" fo:font-size="18pt" style:text-underline-style="solid" style:text-underline-width="auto" style:text-underline-color="font-color" fo:font-weight="bold" officeooo:paragraph-rsid="001b6bf7" style:font-size-asian="18pt" style:font-weight-asian="bold" style:font-name-complex="Times New Roman1"/>
    </style:style>
    <style:style style:name="P18" style:family="paragraph" style:parent-style-name="Standard_20__28_user_29_">
      <style:paragraph-properties fo:margin-top="0in" fo:margin-bottom="0in" loext:contextual-spacing="false" fo:line-height="115%" fo:text-align="end" style:justify-single-word="false"/>
      <style:text-properties style:font-name="Times New Roman" officeooo:paragraph-rsid="001b6bf7" style:font-name-complex="Times New Roman1"/>
    </style:style>
    <style:style style:name="P19" style:family="paragraph" style:parent-style-name="Standard_20__28_user_29_">
      <style:paragraph-properties fo:margin-top="0in" fo:margin-bottom="0in" loext:contextual-spacing="false" fo:line-height="115%" fo:text-align="end" style:justify-single-word="false"/>
      <style:text-properties style:font-name="Times New Roman" fo:font-size="12pt" fo:font-style="italic" officeooo:paragraph-rsid="001b6bf7" style:font-size-asian="12pt" style:font-style-asian="italic" style:font-name-complex="Times New Roman1"/>
    </style:style>
    <style:style style:name="P20"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officeooo:paragraph-rsid="001b6bf7" style:font-size-asian="12pt" style:font-name-complex="Times New Roman1"/>
    </style:style>
    <style:style style:name="P21" style:family="paragraph" style:parent-style-name="Standard_20__28_user_29_">
      <style:paragraph-properties fo:margin-top="0in" fo:margin-bottom="0in" loext:contextual-spacing="false" fo:line-height="115%" fo:text-align="justify" style:justify-single-word="false"/>
      <style:text-properties style:font-name="Times New Roman" fo:font-size="12pt" officeooo:paragraph-rsid="001b6bf7" style:font-size-asian="12pt" style:font-name-complex="Times New Roman1"/>
    </style:style>
    <style:style style:name="P22"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officeooo:rsid="00424b46" officeooo:paragraph-rsid="001b6bf7" style:font-size-asian="12pt" style:font-name-complex="Times New Roman1"/>
    </style:style>
    <style:style style:name="P23"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fo:font-style="normal" style:text-underline-style="none" officeooo:rsid="00248957" officeooo:paragraph-rsid="001b6bf7" style:font-size-asian="12pt" style:font-style-asian="normal" style:font-name-complex="Times New Roman1" style:font-style-complex="normal"/>
    </style:style>
    <style:style style:name="P24"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fo:font-style="normal" style:text-underline-style="none" officeooo:rsid="0034e618" officeooo:paragraph-rsid="001b6bf7" style:font-size-asian="12pt" style:font-style-asian="normal" style:font-name-complex="Times New Roman1" style:font-style-complex="normal"/>
    </style:style>
    <style:style style:name="P25"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fo:font-style="normal" style:text-underline-style="solid" style:text-underline-width="auto" style:text-underline-color="font-color" officeooo:paragraph-rsid="001b6bf7" style:font-size-asian="12pt" style:font-style-asian="normal" style:font-name-complex="Times New Roman1" style:font-style-complex="normal"/>
    </style:style>
    <style:style style:name="P26"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5pt" style:text-underline-style="solid" style:text-underline-width="auto" style:text-underline-color="font-color" officeooo:paragraph-rsid="001b6bf7" style:font-size-asian="15pt" style:font-name-complex="Times New Roman1" style:font-size-complex="15pt"/>
    </style:style>
    <style:style style:name="P27" style:family="paragraph" style:parent-style-name="Standard_20__28_user_29_">
      <style:paragraph-properties fo:margin-top="0in" fo:margin-bottom="0in" loext:contextual-spacing="false" fo:line-height="115%" fo:text-align="justify" style:justify-single-word="false"/>
      <style:text-properties style:font-name="Times New Roman" fo:font-size="15pt" style:text-underline-style="solid" style:text-underline-width="auto" style:text-underline-color="font-color" officeooo:paragraph-rsid="001b6bf7" style:font-size-asian="15pt" style:font-name-complex="Times New Roman1" style:font-size-complex="15pt"/>
    </style:style>
    <style:style style:name="P28"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officeooo:paragraph-rsid="001b6bf7"/>
    </style:style>
    <style:style style:name="P29" style:family="paragraph" style:parent-style-name="Standard_20__28_user_29_">
      <style:paragraph-properties fo:margin-top="0in" fo:margin-bottom="0in" loext:contextual-spacing="false" fo:line-height="115%" fo:text-align="justify" style:justify-single-word="false"/>
      <style:text-properties officeooo:paragraph-rsid="001b6bf7"/>
    </style:style>
    <style:style style:name="P30"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fo:font-size="15pt" style:text-underline-style="solid" style:text-underline-width="auto" style:text-underline-color="font-color" officeooo:rsid="003576b7" officeooo:paragraph-rsid="001b6bf7" style:font-size-asian="13.1000003814697pt" style:font-size-complex="15pt"/>
    </style:style>
    <style:style style:name="P31"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fo:font-style="normal" style:text-underline-style="none" officeooo:rsid="00248957" officeooo:paragraph-rsid="001b6bf7" style:font-style-asian="normal" style:font-style-complex="normal"/>
    </style:style>
    <style:style style:name="P32" style:family="paragraph" style:parent-style-name="Standard_20__28_user_29_" style:master-page-name="Standard">
      <style:paragraph-properties fo:margin-top="0in" fo:margin-bottom="0in" loext:contextual-spacing="false" fo:line-height="115%" fo:text-align="center" style:justify-single-word="false" style:page-number="auto"/>
      <style:text-properties style:font-name="Times New Roman" fo:font-size="18pt" style:text-underline-style="solid" style:text-underline-width="auto" style:text-underline-color="font-color" fo:font-weight="bold" officeooo:paragraph-rsid="001b6bf7" style:font-size-asian="18pt" style:font-weight-asian="bold" style:font-name-complex="Times New Roman1"/>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officeooo:rsid="00175477" style:font-size-asian="12pt" style:font-name-complex="Times New Roman1"/>
    </style:style>
    <style:style style:name="T3" style:family="text">
      <style:text-properties style:font-name="Times New Roman" fo:font-size="12pt" officeooo:rsid="00248957" style:font-size-asian="12pt" style:font-name-complex="Times New Roman1"/>
    </style:style>
    <style:style style:name="T4" style:family="text">
      <style:text-properties style:font-name="Times New Roman" fo:font-size="12pt" officeooo:rsid="002852ad" style:font-size-asian="12pt" style:font-name-complex="Times New Roman1"/>
    </style:style>
    <style:style style:name="T5" style:family="text">
      <style:text-properties style:font-name="Times New Roman" fo:font-size="12pt" officeooo:rsid="003072c1" style:font-size-asian="12pt" style:font-name-complex="Times New Roman1"/>
    </style:style>
    <style:style style:name="T6" style:family="text">
      <style:text-properties style:font-name="Times New Roman" fo:font-size="12pt" officeooo:rsid="00424b46" style:font-size-asian="12pt" style:font-name-complex="Times New Roman1"/>
    </style:style>
    <style:style style:name="T7" style:family="text">
      <style:text-properties style:font-name="Times New Roman" fo:font-size="12pt" officeooo:rsid="003f54f9" style:font-size-asian="12pt" style:font-name-complex="Times New Roman1"/>
    </style:style>
    <style:style style:name="T8" style:family="text">
      <style:text-properties style:font-name="Times New Roman" fo:font-size="12pt" officeooo:rsid="0036a0b6" style:font-size-asian="12pt" style:font-name-complex="Times New Roman1"/>
    </style:style>
    <style:style style:name="T9" style:family="text">
      <style:text-properties style:font-name="Times New Roman" fo:font-size="12pt" officeooo:rsid="0034146e" style:font-size-asian="12pt" style:font-name-complex="Times New Roman1"/>
    </style:style>
    <style:style style:name="T10" style:family="text">
      <style:text-properties style:font-name="Times New Roman" fo:font-size="12pt" officeooo:rsid="001b6bf7" style:font-size-asian="12pt" style:font-name-complex="Times New Roman1"/>
    </style:style>
    <style:style style:name="T11" style:family="text">
      <style:text-properties style:font-name="Times New Roman" fo:font-size="12pt" style:text-underline-style="solid" style:text-underline-width="auto" style:text-underline-color="font-color" style:font-size-asian="12pt" style:font-name-complex="Times New Roman1"/>
    </style:style>
    <style:style style:name="T12" style:family="text">
      <style:text-properties style:font-name="Times New Roman" fo:font-size="12pt" style:text-underline-style="solid" style:text-underline-width="auto" style:text-underline-color="font-color" officeooo:rsid="003f54f9" style:font-size-asian="12pt" style:font-name-complex="Times New Roman1"/>
    </style:style>
    <style:style style:name="T13" style:family="text">
      <style:text-properties style:font-name="Times New Roman" fo:font-size="12pt" style:text-underline-style="solid" style:text-underline-width="auto" style:text-underline-color="font-color" officeooo:rsid="0034146e" style:font-size-asian="12pt" style:font-name-complex="Times New Roman1"/>
    </style:style>
    <style:style style:name="T14" style:family="text">
      <style:text-properties style:font-name="Times New Roman" style:font-name-complex="Times New Roman1"/>
    </style:style>
    <style:style style:name="T15" style:family="text">
      <style:text-properties style:font-name="Times New Roman" officeooo:rsid="00424b46" style:font-name-complex="Times New Roman1"/>
    </style:style>
    <style:style style:name="T16" style:family="text">
      <style:text-properties officeooo:rsid="002852ad"/>
    </style:style>
    <style:style style:name="T17" style:family="text">
      <style:text-properties style:text-underline-style="none" officeooo:rsid="0034146e"/>
    </style:style>
    <style:style style:name="T18" style:family="text">
      <style:text-properties style:text-underline-style="none" officeooo:rsid="0036a0b6"/>
    </style:style>
    <style:style style:name="T19" style:family="text">
      <style:text-properties style:text-underline-style="none" officeooo:rsid="0034e618"/>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22a1a2" style:font-weight-asian="normal" style:font-weight-complex="normal"/>
    </style:style>
    <style:style style:name="T22" style:family="text">
      <style:text-properties style:text-underline-style="none" fo:font-weight="normal" officeooo:rsid="002434d2" style:font-weight-asian="normal" style:font-weight-complex="normal"/>
    </style:style>
    <style:style style:name="T23" style:family="text">
      <style:text-properties style:text-underline-style="none" fo:font-weight="normal" officeooo:rsid="00259347" style:font-weight-asian="normal" style:font-weight-complex="normal"/>
    </style:style>
    <style:style style:name="T24" style:family="text">
      <style:text-properties style:text-underline-style="none" fo:font-weight="normal" officeooo:rsid="0026fa53" style:font-weight-asian="normal" style:font-weight-complex="normal"/>
    </style:style>
    <style:style style:name="T25" style:family="text">
      <style:text-properties style:text-underline-style="none" fo:font-weight="normal" officeooo:rsid="00270b39" style:font-weight-asian="normal" style:font-weight-complex="normal"/>
    </style:style>
    <style:style style:name="T26" style:family="text">
      <style:text-properties officeooo:rsid="0034146e"/>
    </style:style>
    <style:style style:name="T27" style:family="text">
      <style:text-properties officeooo:rsid="002713c2"/>
    </style:style>
    <style:style style:name="T28" style:family="text">
      <style:text-properties style:text-underline-style="solid" style:text-underline-width="auto" style:text-underline-color="font-color" officeooo:rsid="002713c2"/>
    </style:style>
    <style:style style:name="T29" style:family="text">
      <style:text-properties officeooo:rsid="002f9cca"/>
    </style:style>
    <style:style style:name="T30" style:family="text">
      <style:text-properties officeooo:rsid="0032051b"/>
    </style:style>
    <style:style style:name="T31" style:family="text">
      <style:text-properties officeooo:rsid="002a5119"/>
    </style:style>
    <style:style style:name="T32" style:family="text">
      <style:text-properties officeooo:rsid="001d3526"/>
    </style:style>
    <style:style style:name="T33" style:family="text">
      <style:text-properties fo:font-weight="normal" style:font-weight-asian="normal" style:font-weight-complex="normal"/>
    </style:style>
    <style:style style:name="T34" style:family="text">
      <style:text-properties fo:font-size="15pt" style:font-size-asian="15pt" style:font-size-complex="1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ata Base System Implementation</text:p>
      <text:p text:style-name="P17">COP-6726</text:p>
      <text:p text:style-name="P18">Submitted by:</text:p>
      <text:p text:style-name="P19">Naman Arora</text:p>
      <text:p text:style-name="P19">UFID: 3979-0439</text:p>
      <text:p text:style-name="P19">Nikunj Sarda</text:p>
      <text:p text:style-name="P19">UFID: 9360-6581</text:p>
      <text:p text:style-name="P27">Introduction:</text:p>
      <text:p text:style-name="P29"><text:span text:style-name="T1">This document is intended to present the outcomes and the process of the completed work for the Project </text:span><text:span text:style-name="T2">4_</text:span><text:span text:style-name="T10">2</text:span><text:span text:style-name="T1">. The </text:span><text:span text:style-name="T10">query optimization</text:span><text:span text:style-name="T3"> for </text:span><text:span text:style-name="T1">DB file implementation </text:span><text:span text:style-name="T4">have</text:span><text:span text:style-name="T1"> been successfully materialized and tested. The repository for all the work is present </text:span><text:a xlink:type="simple" xlink:href="https://gitlab.com/r0ck3r008/database-from-scratch" text:style-name="ListLabel_20_16" text:visited-style-name="ListLabel_20_16"><text:span text:style-name="Internet_20_link"><text:span text:style-name="T1">here</text:span></text:span></text:a><text:span text:style-name="T1">.</text:span></text:p>
      <text:p text:style-name="P21"/>
      <text:p text:style-name="P26">Source File Hierarchy:</text:p>
      <text:p text:style-name="P28"><text:span text:style-name="T1">The directories are arranged in a flat manner </text:span><text:span text:style-name="T5">with exception of a tpch-dbgen project directory</text:span><text:span text:style-name="T1">. The tpch-dbgen is the git repository for the TPCH sub program. </text:span><text:span text:style-name="T6">Please make sure the *.tbl files are present BEFORE test is run.</text:span></text:p>
      <text:p text:style-name="P22"/>
      <text:p text:style-name="P30"><text:span text:style-name="T15">S</text:span><text:span text:style-name="T14">ome Points to Note:</text:span></text:p>
      <text:p text:style-name="P31"><text:span text:style-name="T7">→</text:span><text:span text:style-name="T8"> </text:span><text:span text:style-name="T12">N</text:span><text:span text:style-name="T11">ote </text:span><text:span text:style-name="T13">1</text:span><text:span text:style-name="T9">:</text:span><text:span text:style-name="T1"> <text:s/>flex version </text:span><text:span text:style-name="T9">equal or </text:span><text:span text:style-name="T1">higher than 2.6 </text:span><text:span text:style-name="T9">is needed </text:span><text:span text:style-name="T1">to run the above implementation </text:span><text:span text:style-name="T9">and</text:span><text:span text:style-name="T1"> not get below error </text:span><text:span text:style-name="T9">during compilation phase</text:span><text:span text:style-name="T1">:</text:span></text:p>
      <text:p text:style-name="P23">“lexer_func.l:67:1: error: ‘yyfunclineno’ undeclared (first use in this function); did you mean ‘yyfuncleng’?”</text:p>
      <text:p text:style-name="P23">while running the make to generate test.out file. <text:span text:style-name="T16">If such an error arises, however, please uncomment line 16 in ‘lexer_func.l’.</text:span></text:p>
      <text:p text:style-name="P25"><text:span text:style-name="T17">→</text:span><text:span text:style-name="T18"> </text:span><text:span text:style-name="T26">Note 2:</text:span><text:span text:style-name="T17"> Please use “</text:span><text:span text:style-name="T19">add a lot” option, set as default, in sorted_file_test.out since some tables, notably the partsupp.tbl get killed by the OS due to large number of processes.</text:span></text:p>
      <text:p text:style-name="P24">→<text:span text:style-name="T27"> </text:span><text:span text:style-name="T28">Note 3:</text:span><text:span text:style-name="T27"> Some of the queries dont work since we could not come up with a good estimation algorithm. All of the errors and dumps will happen in Estimate call only, yet Apply calls work. Please be liniment in marking. We will make sure to show the right function in the next submission.</text:span></text:p>
      <text:p text:style-name="P26">The compilation process:</text:p>
      <text:p text:style-name="P20">The compilation process is accomplished by a recursive call to Makefiles in each subdirectory by the Makefile in the src/ directory.</text:p>
      <text:p text:style-name="P20">The provided NamanArora_NikunjSarda_p<text:span text:style-name="T32">4</text:span>.zip has one sub-directory, src/.</text:p>
      <text:p text:style-name="P13">$&gt; unzip NamanArora_NikunjSarda_p<text:span text:style-name="T27">4</text:span>.zip</text:p>
      <text:p text:style-name="P13">$&gt; cd proj<text:span text:style-name="T27">4</text:span></text:p>
      <text:p text:style-name="P20">Now to build:</text:p>
      <text:p text:style-name="P13">$&gt; make</text:p>
      <text:p text:style-name="P3">The above command will create all the <text:span text:style-name="T29">binaries, test.out, gtest.out, test_heap.out and test_bigq.out along with tpch-dbgen/dbgen</text:span>.</text:p>
      <text:p text:style-name="P20">To generate tpch-dbgen files (tpch-dbgen/ sub-dir is always compiled with all of the above targets)</text:p>
      <text:list xml:id="list4053246940" text:style-name="WWNum9">
        <text:list-item>
          <text:p text:style-name="P10"><text:soft-page-break/>$&gt; cd tpch-dbgen/</text:p>
        </text:list-item>
      </text:list>
      <text:list xml:id="list3393755828" text:style-name="WWNum4">
        <text:list-item>
          <text:p text:style-name="P11">$&gt; ./dbgen &lt;options&gt; -s &lt;size&gt;</text:p>
        </text:list-item>
        <text:list-item>
          <text:p text:style-name="P14">$&gt; <text:span text:style-name="T26">mv</text:span> *.tbl ..</text:p>
        </text:list-item>
        <text:list-item>
          <text:p text:style-name="P15">$&gt; sync</text:p>
        </text:list-item>
      </text:list>
      <text:p text:style-name="P4">To generate heap database files required for running the test driver,</text:p>
      <text:p text:style-name="P4"><text:s text:c="12"/>$&gt; make heap_gen.out</text:p>
      <text:p text:style-name="P4"><text:s text:c="12"/>$&gt; ./create_heap_file.sh # <text:s/>All the heap database files will be available</text:p>
      <text:p text:style-name="P4">To generate binary for creating sorted database files:</text:p>
      <text:p text:style-name="P4"><text:s text:c="12"/>$&gt; make sorted_test_file.ou<text:span text:style-name="T30">t</text:span> # This creates the binary driver for project 2 milestone 2</text:p>
      <text:p text:style-name="P4">To run the associated Gtests for the current submission:</text:p>
      <text:p text:style-name="P4"><text:s text:c="12"/>$&gt; make gtest.out</text:p>
      <text:p text:style-name="P4"><text:s text:c="12"/>$&gt; ./gtest.out</text:p>
      <text:p text:style-name="P20">To clean the repository, <text:span text:style-name="T31">excluding *.bin and *.tbl files</text:span>,</text:p>
      <text:list xml:id="list3982530701" text:style-name="WWNum10">
        <text:list-item>
          <text:p text:style-name="P12">$&gt; make clean</text:p>
          <text:p text:style-name="P1">To clean the repository, including *.bin and *.tb<text:span text:style-name="T31">l files</text:span></text:p>
          <text:p text:style-name="P1"><text:s text:c="11"/>$&gt; make distclean</text:p>
          <text:p text:style-name="P5">Pipe id for input is -2 and Pipe id for output is -1</text:p>
        </text:list-item>
      </text:list>
      <text:p text:style-name="P2"/>
      <text:p text:style-name="P6"><text:span text:style-name="T34">Change Log</text:span><text:span text:style-name="T20">:</text:span></text:p>
      <text:list xml:id="list3679892029" text:style-name="L1">
        <text:list-item>
          <text:p text:style-name="P7"><text:span text:style-name="T20">Added qp_tree.cc</text:span></text:p>
        </text:list-item>
        <text:list-item>
          <text:p text:style-name="P7"><text:span text:style-name="T20">Added qp_tree_helper.cc</text:span></text:p>
        </text:list-item>
      </text:list>
      <text:p text:style-name="P6"><text:span text:style-name="T20"/></text:p>
      <text:p text:style-name="P6"><text:span text:style-name="T33">qp_tree.cc</text:span><text:span text:style-name="T20">:</text:span></text:p>
      <text:list xml:id="list1404350617" text:style-name="L2">
        <text:list-item>
          <text:p text:style-name="P8"><text:span text:style-name="T20">query :: query(struct FuncOperator *finalFunction, struct TableList *tables, struct AndList *boolean, struct NameList *groupingAtts, struct NameList *attsToSelect, int distinctAtts, int distinctFunc): </text:span><text:span text:style-name="T21">constructor to structure query, initializing the variable to initial value</text:span></text:p>
        </text:list-item>
        <text:list-item>
          <text:p text:style-name="P8"><text:span text:style-name="T20">query :: ~query(): </text:span><text:span text:style-name="T21">Destructor to structure query</text:span></text:p>
        </text:list-item>
        <text:list-item>
          <text:p text:style-name="P8"><text:span text:style-name="T20">operation :: operation(): </text:span><text:span text:style-name="T21">constructor to structure operation, initializing the variable to initial value</text:span></text:p>
        </text:list-item>
        <text:list-item>
          <text:p text:style-name="P8"><text:span text:style-name="T20">operation :: operation(int flag): </text:span><text:span text:style-name="T22">constructor to structure operation, initializing the variable to initial value and type (struct variable) to flag</text:span></text:p>
        </text:list-item>
        <text:list-item>
          <text:p text:style-name="P8"><text:span text:style-name="T20">operation :: operation(struct AndList *a_list, Qptree *ref): </text:span><text:span text:style-name="T22">constructor to structure operation, initializing the variable to provided values</text:span></text:p>
        </text:list-item>
        <text:list-item>
          <text:p text:style-name="P8"><text:span text:style-name="T20">operation :: ~operation(): </text:span><text:span text:style-name="T22">destructor to structure operation</text:span></text:p>
        </text:list-item>
        <text:list-item>
          <text:p text:style-name="P8"><text:span text:style-name="T20">void operation :: print(): </text:span><text:span text:style-name="T22">method to print process information</text:span></text:p>
        </text:list-item>
        <text:list-item>
          <text:p text:style-name="P8"><text:span text:style-name="T20">bool sel_op_comp :: operator()(operation *l, operation *r): </text:span><text:span text:style-name="T22">method to compare cost of left and right operation and return boolean value accordingly</text:span></text:p>
        </text:list-item>
        <text:list-item>
          <text:p text:style-name="P16"><text:span text:style-name="T20">bool join_op_comp :: operator()(operation *l, operation *r): </text:span><text:span text:style-name="T22">method to compare cost of left and right operation and return boolean value accordingly</text:span></text:p>
        </text:list-item>
        <text:list-item>
          <text:p text:style-name="P8"><text:span text:style-name="T20">tableInfo :: tableInfo(): </text:span><text:span text:style-name="T22">constructor to structure tableInfo</text:span></text:p>
        </text:list-item>
        <text:list-item>
          <text:p text:style-name="P8"><text:span text:style-name="T20">tableInfo :: ~tableInfo(): </text:span><text:span text:style-name="T22">destructor to structure tableInfo</text:span></text:p>
        </text:list-item>
        <text:list-item>
          <text:p text:style-name="P8"><text:span text:style-name="T20">struct operation *tableInfo :: dispense_select(): </text:span><text:span text:style-name="T23">method to evaluate cost for select</text:span></text:p>
        </text:list-item>
        <text:list-item>
          <text:p text:style-name="P8"><text:soft-page-break/><text:span text:style-name="T20">Qptree :: Qptree(char *stat_fname, char *catalog_file):</text:span><text:span text:style-name="T22">constructor to class Qptree to initialize class variable</text:span></text:p>
        </text:list-item>
        <text:list-item>
          <text:p text:style-name="P8"><text:span text:style-name="T20">Qptree :: ~Qptree(): </text:span><text:span text:style-name="T22">destructor to class Qptree</text:span></text:p>
        </text:list-item>
        <text:list-item>
          <text:p text:style-name="P8"><text:span text:style-name="T20">void Qptree :: process(struct query *q): </text:span><text:span text:style-name="T23">method to construct the expense tree</text:span></text:p>
        </text:list-item>
        <text:list-item>
          <text:p text:style-name="P8"><text:span text:style-name="T20">void print_in_order(struct operation *tree): </text:span><text:span text:style-name="T23">method to print the expense tree</text:span></text:p>
        </text:list-item>
      </text:list>
      <text:p text:style-name="P6"><text:span text:style-name="T20"/></text:p>
      <text:p text:style-name="P6"><text:span text:style-name="T33">qp_tree_helper.cc</text:span><text:span text:style-name="T20">:</text:span></text:p>
      <text:list xml:id="list1218316515" text:style-name="L3">
        <text:list-item>
          <text:p text:style-name="P9"><text:span text:style-name="T20">void Qptree :: get_attr(char *att_name, pair&lt;string, unordered_map&lt;string, tableInfo&gt; :: iterator&gt; &amp;p): </text:span><text:span text:style-name="T23">method to get the attribute via name passed to the function and stored it in pair object</text:span></text:p>
        </text:list-item>
        <text:list-item>
          <text:p text:style-name="P9"><text:span text:style-name="T20">void Qptree :: process(struct TableList *tables): </text:span><text:span text:style-name="T24">method to process info for given tables list</text:span></text:p>
        </text:list-item>
        <text:list-item>
          <text:p text:style-name="P9"><text:span text:style-name="T20">void Qptree :: process(struct operation *op, struct AndList *a_list, struct OrList *o_list, char **rels, int *curr_indx): </text:span><text:span text:style-name="T24">method to process “or” operation</text:span></text:p>
        </text:list-item>
        <text:list-item>
          <text:p text:style-name="P9"><text:span text:style-name="T20">void Qptree :: process(struct AndList *a_list): </text:span><text:span text:style-name="T24">method to </text:span><text:span text:style-name="T25">process </text:span><text:span text:style-name="T24">“and” operator </text:span><text:span text:style-name="T25">starting </text:span><text:span text:style-name="T24">from right end</text:span></text:p>
        </text:list-item>
        <text:list-item>
          <text:p text:style-name="P9"><text:span text:style-name="T20">int Qptree :: dispense_pipe(): </text:span><text:span text:style-name="T23">method to return pipe count</text:span></text:p>
        </text:list-item>
        <text:list-item>
          <text:p text:style-name="P9"><text:span text:style-name="T20">struct operation *Qptree :: dispense_join(struct operation *j_op, int indx, vector&lt;operation *&gt; &amp;j_vec, stack&lt;operation *&gt; &amp;j_stk): </text:span><text:span text:style-name="T23">method to </text:span><text:span text:style-name="T24">get least</text:span><text:span text:style-name="T23"> cost </text:span><text:span text:style-name="T24">join</text:span></text:p>
        </text:list-item>
        <text:list-item>
          <text:p text:style-name="P9"><text:span text:style-name="T20">void Qptree :: process_join(struct operation *j_op, vector&lt;operation *&gt; &amp;j_vec, stack&lt;operation *&gt; &amp;j_stk): </text:span><text:span text:style-name="T24">method to process joins according to there expen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fo:hyphenate="false" fo:hyphenation-remain-char-count="2" fo:hyphenation-push-char-count="2"/>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 style:display-name="ListLabel 16"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3T22:33:17.731501373</dc:date>
    <meta:editing-duration>PT7H53M56S</meta:editing-duration>
    <meta:editing-cycles>8</meta:editing-cycles>
    <meta:generator>LibreOffice/6.0.7.3$Linux_X86_64 LibreOffice_project/00m0$Build-3</meta:generator>
    <meta:document-statistic meta:table-count="0" meta:image-count="0" meta:object-count="0" meta:page-count="3" meta:paragraph-count="71" meta:word-count="812" meta:character-count="5408" meta:non-whitespace-character-count="4627"/>
  </office:meta>
</office:document-meta>
</file>